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3 — RHCSA ADMINISTRATION</text:p>
          </draw:text-box>
        </draw:frame>
        <draw:frame draw:style-name="TransBox" svg:width="31.8700cm" svg:height="5.5000cm" svg:x="1.0000cm" svg:y="2.3000cm">
          <draw:text-box>
            <text:p text:style-name="PTitleMain">systemd Essentials</text:p>
          </draw:text-box>
        </draw:frame>
        <draw:frame draw:style-name="TransBox" svg:width="31.8700cm" svg:height="3.5000cm" svg:x="1.0000cm" svg:y="8.8000cm">
          <draw:text-box>
            <text:p text:style-name="PBody">systemd is the init system and service manager for RHEL 10. Understanding it is non-negotiable for RHEL administration. Resource: Notes systemd.unit man page: Unit file format and all common directives</text:p>
          </draw:text-box>
        </draw:frame>
        <draw:frame draw:style-name="TransBox" svg:width="31.8700cm" svg:height="0.7000cm" svg:x="1.0000cm" svg:y="17.8000cm">
          <draw:text-box>
            <text:p text:style-name="PFooter">03-rhcsa/systemd-basics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Key concepts</text:p>
            <text:p text:style-name="PBullet">▶  The systemctl command</text:p>
            <text:p text:style-name="PBullet">▶  Listing units</text:p>
            <text:p text:style-name="PBullet">▶  System state (targets)</text:p>
            <text:p text:style-name="PBullet">▶  Unit files</text:p>
            <text:p text:style-name="PBullet">▶  Creating a simple service unit</text:p>
            <text:p text:style-name="PBullet">▶  Power management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Key concepts</text:p>
          </draw:text-box>
        </draw:frame>
        <draw:frame draw:style-name="TransBox" svg:width="31.8700cm" svg:height="13.5500cm" svg:x="1.0000cm" svg:y="4.0000cm">
          <draw:text-box>
            <text:p text:style-name="PBullet">• Term: Meaning</text:p>
            <text:p text:style-name="PBullet">• unit: A resource systemd manages (service, mount, socket, timer, etc.)</text:p>
            <text:p text:style-name="PBullet">• service unit: A daemon or process managed by systemd (.service)</text:p>
            <text:p text:style-name="PBullet">• target: A group of units representing a system state (e.g., multi-user.target)</text:p>
            <text:p text:style-name="PBullet">• socket unit: Socket activation — start service on first connection</text:p>
            <text:p text:style-name="PBullet">• timer unit: Scheduled activation (replaces cron for new services)</text:p>
            <text:p text:style-name="PBullet">• drop-in: Override file that extends a unit without modifying the original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Listing units</text:p>
          </draw:text-box>
        </draw:frame>
        <draw:frame draw:style-name="CodeBox" svg:width="31.8700cm" svg:height="13.5500cm" svg:x="1.0000cm" svg:y="4.0000cm">
          <draw:text-box>
            <text:p text:style-name="PCode"># All loaded and active units
systemctl list-units

# All service units (loaded)
systemctl list-units --type=service

# All units including inactive
systemctl list-units --all

# Units that failed
systemctl list-units --state=faile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ystem state (targets)</text:p>
          </draw:text-box>
        </draw:frame>
        <draw:frame draw:style-name="CodeBox" svg:width="31.8700cm" svg:height="13.5500cm" svg:x="1.0000cm" svg:y="4.0000cm">
          <draw:text-box>
            <text:p text:style-name="PCode"># Current default target (runlevel equivalent)
systemctl get-default

# Change default target
sudo systemctl set-default multi-user.target    # headless (no GUI)
sudo systemctl set-default graphical.target     # GUI

# Switch to a target immediately (non-persistent)
sudo systemctl isolate rescue.target

# Common targets
# poweroff.target  — shutdown
# rescue.target    — single-user repair mode
# multi-user.target — full multi-user, no GUI
… (1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Unit files</text:p>
          </draw:text-box>
        </draw:frame>
        <draw:frame draw:style-name="TransBox" svg:width="31.8700cm" svg:height="13.5500cm" svg:x="1.0000cm" svg:y="4.0000cm">
          <draw:text-box>
            <text:p text:style-name="PBullet">• Unit files live in:</text:p>
            <text:p text:style-name="PBullet">• Path: Contents</text:p>
            <text:p text:style-name="PBullet">• /usr/lib/systemd/system/: Shipped by packages (do not edit)</text:p>
            <text:p text:style-name="PBullet">• /etc/systemd/system/: Admin-created or admin-modified units</text:p>
            <text:p text:style-name="PBullet">• /run/systemd/system/: Runtime units (ephemeral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reating a simple service unit</text:p>
          </draw:text-box>
        </draw:frame>
        <draw:frame draw:style-name="CodeBox" svg:width="31.8700cm" svg:height="13.5500cm" svg:x="1.0000cm" svg:y="4.0000cm">
          <draw:text-box>
            <text:p text:style-name="PCode">sudo vim /etc/systemd/system/myscript.service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reating a simple service unit</text:p>
          </draw:text-box>
        </draw:frame>
        <draw:frame draw:style-name="CodeBox" svg:width="31.8700cm" svg:height="13.5500cm" svg:x="1.0000cm" svg:y="4.0000cm">
          <draw:text-box>
            <text:p text:style-name="PCode">[Unit]
Description=My Custom Script
After=network.target

[Service]
Type=oneshot
ExecStart=/usr/local/bin/myscript.sh
RemainAfterExit=yes

[Install]
WantedBy=multi-user.target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reating a simple service unit</text:p>
          </draw:text-box>
        </draw:frame>
        <draw:frame draw:style-name="CodeBox" svg:width="31.8700cm" svg:height="13.5500cm" svg:x="1.0000cm" svg:y="4.0000cm">
          <draw:text-box>
            <text:p text:style-name="PCode">sudo systemctl daemon-reload
sudo systemctl enable --now myscript.service
sudo systemctl status myscript.service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ower management</text:p>
          </draw:text-box>
        </draw:frame>
        <draw:frame draw:style-name="CodeBox" svg:width="31.8700cm" svg:height="13.5500cm" svg:x="1.0000cm" svg:y="4.0000cm">
          <draw:text-box>
            <text:p text:style-name="PCode">sudo systemctl poweroff
sudo systemctl reboot
sudo systemctl suspend
sudo systemctl hibernate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systemd Essentials</text:p>
          </draw:text-box>
        </draw:frame>
        <draw:frame draw:style-name="TransBox" svg:width="31.8700cm" svg:height="13.5500cm" svg:x="1.0000cm" svg:y="4.0000cm">
          <draw:text-box>
            <text:p text:style-name="PBullet">✓  Key concepts: Term: Meaning</text:p>
            <text:p text:style-name="PBullet">✓  Listing units</text:p>
            <text:p text:style-name="PBullet">✓  System state (targets)</text:p>
            <text:p text:style-name="PBullet">✓  Unit files: Unit files live in:</text:p>
            <text:p text:style-name="PBullet">✓  Creating a simple service unit</text:p>
            <text:p text:style-name="PBullet">✓  Power management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